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5.552cm" table:align="left"/>
    </style:style>
    <style:style style:name="Tabla1.A" style:family="table-column">
      <style:table-column-properties style:column-width="15.552cm"/>
    </style:style>
    <style:style style:name="Tabla1.A1" style:family="table-cell">
      <style:table-cell-properties style:vertical-align="middle" fo:padding="0.049cm" fo:border="none"/>
    </style:style>
    <style:style style:name="P1" style:family="paragraph" style:parent-style-name="Heading_20_3">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12c190"/>
    </style:style>
    <style:style style:name="P4" style:family="paragraph" style:parent-style-name="Preformatted_20_Text">
      <style:paragraph-properties fo:margin-top="0cm" fo:margin-bottom="0.499cm" style:contextual-spacing="false"/>
    </style:style>
    <style:style style:name="P5" style:family="paragraph" style:parent-style-name="Table_20_Contents">
      <style:paragraph-properties fo:margin-top="0cm" fo:margin-bottom="0.499cm" style:contextual-spacing="false"/>
    </style:style>
    <style:style style:name="P6" style:family="paragraph" style:parent-style-name="Preformatted_20_Text">
      <style:text-properties officeooo:rsid="0012c190" officeooo:paragraph-rsid="0012c190"/>
    </style:style>
    <style:style style:name="P7" style:family="paragraph" style:parent-style-name="Text_20_body">
      <style:paragraph-properties fo:text-align="justify" style:justify-single-word="false"/>
      <style:text-properties officeooo:rsid="0012c190" officeooo:paragraph-rsid="0012c190"/>
    </style:style>
    <style:style style:name="P8" style:family="paragraph" style:parent-style-name="Text_20_body">
      <style:text-properties officeooo:paragraph-rsid="0012c190"/>
    </style:style>
    <style:style style:name="P9" style:family="paragraph" style:parent-style-name="Text_20_body" style:list-style-name="L1"/>
    <style:style style:name="P10" style:family="paragraph" style:parent-style-name="Text_20_body" style:list-style-name="L1">
      <style:paragraph-properties fo:margin-top="0cm" fo:margin-bottom="0cm" style:contextual-spacing="false"/>
    </style:style>
    <style:style style:name="P11" style:family="paragraph" style:parent-style-name="Text_20_body" style:list-style-name="L2"/>
    <style:style style:name="T1" style:family="text">
      <style:text-properties fo:color="#ff9900" loext:opacity="100%"/>
    </style:style>
    <style:style style:name="T2" style:family="text">
      <style:text-properties fo:color="#ff9900" loext:opacity="100%" officeooo:rsid="0012c190"/>
    </style:style>
    <style:style style:name="T3" style:family="text">
      <style:text-properties officeooo:rsid="0012c190"/>
    </style:style>
    <style:style style:name="T4" style:family="text">
      <style:text-properties style:text-underline-style="solid" style:text-underline-width="auto" style:text-underline-color="font-color"/>
    </style:style>
    <style:style style:name="T5" style:family="text">
      <style:text-properties fo:font-weight="normal" officeooo:rsid="0012c190" style:font-weight-asian="normal" style:font-weight-complex="normal"/>
    </style:style>
    <style:style style:name="T6" style:family="text">
      <style:text-properties fo:font-weight="bold" style:font-weight-asian="bold" style:font-weight-complex="bold"/>
    </style:style>
    <style:style style:name="T7" style:family="text">
      <style:text-properties officeooo:rsid="0015b0d3"/>
    </style:style>
    <style:style style:name="T8" style:family="text"/>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ción a Ejercicios Shell Scripts Resueltos</text:h>
      <text:p text:style-name="Standard"/>
      <text:p text:style-name="Standard">Gnu/Linux se administra editando ficheros configuración. Como norma general, se encuentran en: <text:span text:style-name="Strong_20_Emphasis">/etc</text:span>. Los programas de <text:span text:style-name="Strong_20_Emphasis">Shell </text:span>no necesitan compilarse, la <text:span text:style-name="Strong_20_Emphasis">Shell </text:span>los interpreta línea a línea. Se les suele conocer como <text:span text:style-name="Strong_20_Emphasis">Shells Scripts </text:span>y pueden ser desde sencillas órdenes hasta complejas series de instrucciones para el arranque del propio sistema operativo.</text:p>
      <text:p text:style-name="Standard"/>
      <text:p text:style-name="P2">Los <text:span text:style-name="Strong_20_Emphasis">scripts </text:span>de <text:span text:style-name="Strong_20_Emphasis">Shell </text:span>son extremadamente útiles. Es un archivo de texto, que contiene una serie de comandos para <text:span text:style-name="Strong_20_Emphasis">shell</text:span>, que el sistema ejecuta ordenadamente, de arriba-abajo. Para editarlos, tan solo hace falta un editor de textos, como <text:span text:style-name="Strong_20_Emphasis">emacs</text:span>, <text:span text:style-name="Strong_20_Emphasis">nano</text:span> o <text:span text:style-name="Strong_20_Emphasis">vi </text:span>(para los más atrevidos).</text:p>
      <text:p text:style-name="P2">Se <text:span text:style-name="T3">suelen </text:span>guarda<text:span text:style-name="T3">r</text:span> con extensión <text:span text:style-name="Strong_20_Emphasis">.sh </text:span>y se ejecutan desde la <text:span text:style-name="Strong_20_Emphasis">Shell </text:span>mediante el comando:</text:p>
      <text:p text:style-name="P2"><text:span text:style-name="Strong_20_Emphasis"><text:span text:style-name="T2">$ </text:span></text:span><text:span text:style-name="Strong_20_Emphasis"><text:span text:style-name="T1">sh nombre_de_script.sh</text:span></text:span></text:p>
      <text:p text:style-name="P2">ó</text:p>
      <text:p text:style-name="P2"><text:span text:style-name="Strong_20_Emphasis"><text:span text:style-name="T1">. nombre_script.sh</text:span></text:span></text:p>
      <text:p text:style-name="P2">Eso sería lo correcto, pero pueden guardarse sin la extensión <text:span text:style-name="Strong_20_Emphasis">.sh</text:span>, lo que pasa es que ya no podríamos ejecutarlos sin <text:span text:style-name="Strong_20_Emphasis">.</text:span></text:p>
      <text:p text:style-name="P2">Los <text:span text:style-name="Strong_20_Emphasis">scripts</text:span>, se comportan de igual manera que los comandos de la <text:span text:style-name="Strong_20_Emphasis">shell</text:span>. El primer paso para trabajar con una <text:span text:style-name="Strong_20_Emphasis">Shell </text:span>es ejecutar una <text:span text:style-name="Strong_20_Emphasis">shell</text:span>. En algunas distribuciones de <text:span text:style-name="Strong_20_Emphasis">Gnu/Linux </text:span>muy enfocadas al usuario final, es decir, las de entorno gráfico, la <text:span text:style-name="Strong_20_Emphasis">shell </text:span>está bastante escondida.</text:p>
      <text:p text:style-name="P2">Normalmente, se llama: <text:span text:style-name="T3">Gnome-terminal. Gterm, </text:span>Konsole, terminal, terminal de X, o algo similar. Se suele incluir en el menú <text:span text:style-name="T3">de aplicaciones de tu entrono gráfico, si hay apartaodos,</text:span> en el apartado sistema. Otra opción es utilizar una consola virtual. Mediante:</text:p>
      <text:p text:style-name="P2"><text:span text:style-name="Strong_20_Emphasis">Ctrl+alt+f1</text:span>, o <text:span text:style-name="Strong_20_Emphasis">f2</text:span>, o <text:span text:style-name="Strong_20_Emphasis">f3 </text:span>hasta <text:span text:style-name="Strong_20_Emphasis">f6</text:span>, podemos utilizar entornos <text:span text:style-name="Strong_20_Emphasis">shell</text:span>, sin interfaz gráfica.</text:p>
      <text:p text:style-name="P2">La <text:span text:style-name="Strong_20_Emphasis">Shell </text:span>más utilizada en <text:span text:style-name="Strong_20_Emphasis">Gnu/Linux </text:span>es <text:span text:style-name="Strong_20_Emphasis">Bash</text:span>, aunque existen otras, como <text:span text:style-name="Strong_20_Emphasis">ksh </text:span>o <text:span text:style-name="Strong_20_Emphasis">C Shell</text:span>. Este tutorial está enfocado a <text:span text:style-name="Strong_20_Emphasis">Bash</text:span>.</text:p>
      <text:p text:style-name="P7">Crea en <text:s/>tu home una carpeta llamado ejercicios. Dentro de ella crea los siguientes scripts.</text:p>
      <text:p text:style-name="P2">Vamos a empezar: </text:p>
      <text:h text:style-name="P1" text:outline-level="3"><text:span text:style-name="Strong_20_Emphasis"><text:span text:style-name="T4">Ejercicio 1</text:span></text:span></text:h>
      <text:p text:style-name="P3"><text:span text:style-name="Strong_20_Emphasis"><text:span text:style-name="T3">sistema.sh </text:span></text:span></text:p>
      <text:p text:style-name="Preformatted_20_Text">clear</text:p>
      <text:p text:style-name="Preformatted_20_Text">echo “ ----------- MENU ------------- ”</text:p>
      <text:p text:style-name="Preformatted_20_Text">echo “================================”</text:p>
      <text:p text:style-name="Preformatted_20_Text">echo “1. Reiniciar la interfaz de red.”</text:p>
      <text:p text:style-name="Preformatted_20_Text">echo “2. Apagar equipo.”</text:p>
      <text:p text:style-name="Preformatted_20_Text">echo “3. Reiniciar equipo.”</text:p>
      <text:p text:style-name="Preformatted_20_Text">echo “4. Mostrar puertos abiertos.”</text:p>
      <text:p text:style-name="Preformatted_20_Text">echo “5. Salir."</text:p>
      <text:p text:style-name="Preformatted_20_Text">echo “================================”</text:p>
      <text:p text:style-name="Preformatted_20_Text">echo “Elige una opción:”</text:p>
      <text:p text:style-name="Preformatted_20_Text"><text:soft-page-break/>read opcion</text:p>
      <text:p text:style-name="Preformatted_20_Text">case $opcion in</text:p>
      <text:p text:style-name="Preformatted_20_Text">1)</text:p>
      <text:p text:style-name="Preformatted_20_Text"><text:span text:style-name="T3">sudo systemctl restart </text:span>networking</text:p>
      <text:p text:style-name="Preformatted_20_Text">;;</text:p>
      <text:p text:style-name="Preformatted_20_Text">2)</text:p>
      <text:p text:style-name="Preformatted_20_Text">shutdown -h now</text:p>
      <text:p text:style-name="Preformatted_20_Text">;;</text:p>
      <text:p text:style-name="Preformatted_20_Text">3)</text:p>
      <text:p text:style-name="Preformatted_20_Text">reboot</text:p>
      <text:p text:style-name="Preformatted_20_Text">;;</text:p>
      <text:p text:style-name="Preformatted_20_Text">4)</text:p>
      <text:p text:style-name="P6">if test -f /usr/bin/nmap </text:p>
      <text:p text:style-name="P6"><text:tab/>then </text:p>
      <text:p text:style-name="Preformatted_20_Text"><text:tab/><text:tab/>nmap localhost</text:p>
      <text:p text:style-name="Preformatted_20_Text"><text:tab/><text:span text:style-name="T3">else</text:span></text:p>
      <text:p text:style-name="Preformatted_20_Text"><text:tab/><text:tab/><text:span text:style-name="T3">echo “Por favor instala nmap con la orden: sudo apt install nmap”</text:span></text:p>
      <text:p text:style-name="P6">fi</text:p>
      <text:p text:style-name="Preformatted_20_Text">;;</text:p>
      <text:p text:style-name="Preformatted_20_Text">5)</text:p>
      <text:p text:style-name="Preformatted_20_Text">exit</text:p>
      <text:p text:style-name="Preformatted_20_Text">;;</text:p>
      <text:p text:style-name="Preformatted_20_Text">*)</text:p>
      <text:p text:style-name="Preformatted_20_Text">echo Opción no válida</text:p>
      <text:p text:style-name="Preformatted_20_Text">sleep 2</text:p>
      <text:p text:style-name="Preformatted_20_Text">.<text:span text:style-name="T3">sistema</text:span>.sh</text:p>
      <text:p text:style-name="Preformatted_20_Text">;;</text:p>
      <text:p text:style-name="P4">esac</text:p>
      <text:p text:style-name="Text_20_body">Y ahora veamos cómo funciona:</text:p>
      <text:list xml:id="list1160456941" text:style-name="L1">
        <text:list-item>
          <text:p text:style-name="P10">El comando <text:span text:style-name="Strong_20_Emphasis">clear </text:span>(primera línea), limpia la pantalla. </text:p>
        </text:list-item>
        <text:list-item>
          <text:p text:style-name="P10">El comando “<text:span text:style-name="Strong_20_Emphasis">echo</text:span>” muestra lo que escribamos a continuación entre comillas dobles. Las líneas dos a la ocho dan lugar a un menú, que sirve para escoger el escritorio que queramos lanzar. Para ello, el usuario tiene que escribir un número, entre 1 y 4. </text:p>
        </text:list-item>
        <text:list-item>
          <text:p text:style-name="P10">A continuación, vemos el comando “<text:span text:style-name="Strong_20_Emphasis">read</text:span>”. Este, lee la respuesta del usuario, y la guarda como la variable: <text:span text:style-name="Strong_20_Emphasis">entrada1</text:span>. </text:p>
        </text:list-item>
        <text:list-item>
          <text:p text:style-name="P9">La estructura “<text:span text:style-name="Strong_20_Emphasis">case</text:span>”. Empieza por <text:span text:style-name="Strong_20_Emphasis">case </text:span>“<text:span text:style-name="Strong_20_Emphasis">$variable</text:span>” <text:span text:style-name="Strong_20_Emphasis">in</text:span>. Luego, en la siguiente linea: </text:p>
        </text:list-item>
      </text:list>
      <text:p text:style-name="Text_20_body"><text:span text:style-name="Strong_20_Emphasis">1) </text:span>Es para referirse al valor: <text:span text:style-name="Strong_20_Emphasis">1</text:span>, que en este caso es “<text:span text:style-name="Strong_20_Emphasis">Reiniciar red</text:span>”. El resto son las entradas para los demás menús. Cada una de ellas termina obligatoriamente con los caracteres: <text:span text:style-name="Strong_20_Emphasis">;;</text:span></text:p>
      <text:p text:style-name="P8"><text:span text:style-name="Strong_20_Emphasis"><text:span text:style-name="T5">la opción</text:span></text:span><text:span text:style-name="Strong_20_Emphasis"><text:span text:style-name="T3"> if </text:span></text:span><text:span text:style-name="Strong_20_Emphasis"><text:span text:style-name="T5">con el parámetro</text:span></text:span><text:span text:style-name="Strong_20_Emphasis"><text:span text:style-name="T3"> -f </text:span></text:span><text:span text:style-name="Strong_20_Emphasis"><text:span text:style-name="T5">comprueba la existencia de un archivo</text:span></text:span><text:span text:style-name="Strong_20_Emphasis"><text:span text:style-name="T3"> (nmap).</text:span></text:span></text:p>
      <text:list xml:id="list971107196" text:style-name="L2">
        <text:list-item>
          <text:p text:style-name="P11">Finalmente, para cerrar la estructura se escribe: <text:span text:style-name="Strong_20_Emphasis">esac, </text:span>que no es otra cosa sino <text:span text:style-name="Strong_20_Emphasis">case</text:span>, escrito al revés. </text:p>
        </text:list-item>
      </text:list>
      <text:h text:style-name="Heading_20_3" text:outline-level="3"><text:span text:style-name="Strong_20_Emphasis"><text:span text:style-name="T4">Ejercicio 2</text:span></text:span></text:h>
      <text:p text:style-name="P8"><text:span text:style-name="Strong_20_Emphasis"><text:span text:style-name="T3">calculadora.sh</text:span></text:span></text:p>
      <text:p text:style-name="Text_20_body">Es una calculadora. Es muy simple, solo sabe sumar, restar, multiplicar y dividir. Pero también es muy fácil de escribir y de utilizar. Ilustra bien el uso de variables.</text:p>
      <text:p text:style-name="Preformatted_20_Text">clear</text:p>
      <text:p text:style-name="Preformatted_20_Text">echo “soy GNU/Cal”</text:p>
      <text:p text:style-name="Preformatted_20_Text">echo “Tu me dices lo que quieres calcular y yo te doy el resultado”</text:p>
      <text:p text:style-name="Preformatted_20_Text">echo “Introduce el primer valor”</text:p>
      <text:p text:style-name="Preformatted_20_Text">read valor1</text:p>
      <text:p text:style-name="Preformatted_20_Text"><text:soft-page-break/>echo “ Introduce el operador. Puedes escoger entre: + - * /”</text:p>
      <text:p text:style-name="Preformatted_20_Text">read operador</text:p>
      <text:p text:style-name="Preformatted_20_Text">echo “ Introduce el segundo valor”</text:p>
      <text:p text:style-name="Preformatted_20_Text">read valor2</text:p>
      <text:p text:style-name="Preformatted_20_Text">echo “El resultado es:”</text:p>
      <text:p text:style-name="Preformatted_20_Text">sleep 2</text:p>
      <text:p text:style-name="Preformatted_20_Text">expr $valor1 $operador $valor2</text:p>
      <text:p text:style-name="Preformatted_20_Text">sleep 1</text:p>
      <text:p text:style-name="P4">echo “gracias por su tiempo!”</text:p>
      <text:p text:style-name="P2">Las tres primeras líneas son, por así decirlo, de presentación. En la cuarta línea hay un <text:span text:style-name="Strong_20_Emphasis">read</text:span>, llamado <text:span text:style-name="Strong_20_Emphasis">valor1</text:span>, es una variable, que va a introducir desde el teclado el usuario. Después, es necesario saber qué operación se quiere realizar (suma, resta, multiplicación o división). Para ello hay un nuevo <text:span text:style-name="Strong_20_Emphasis">read</text:span>, llamado “<text:span text:style-name="Strong_20_Emphasis">operador</text:span>” para que el usuario pueda escoger. Después, tenemos el segundo valor de la operación llamado “<text:span text:style-name="Strong_20_Emphasis">valor2</text:span>”.</text:p>
      <text:p text:style-name="P2">El comando “<text:span text:style-name="Strong_20_Emphasis">sleep</text:span>” lo único que hace es esperar un poco de tiempo para que dé la sensación de que el programa está pensando un poco antes de dar el resultado. La operación matemática propiamente dicha se realiza en la línea 12.</text:p>
      <text:p text:style-name="P2">El comando es: <text:span text:style-name="Strong_20_Emphasis">expr</text:span>. Como puede verse, opera directamente con los valores que hayan tomado las tres variables implicadas. Como veremos más tarde, hay otras formas de programar una calculadora. El mayor problema que presenta esta, es la operación multiplicación. El símbolo: <text:span text:style-name="Strong_20_Emphasis"><text:span text:style-name="T6">* </text:span></text:span><text:span text:style-name="T6">no es válido</text:span>, <text:span text:style-name="T3">¿P</text:span>or qué?<text:span text:style-name="T3">¿Qué podemos hacer para usarlo? </text:span></text:p>
      <text:h text:style-name="Heading_20_3" text:outline-level="3"><text:span text:style-name="Strong_20_Emphasis"><text:span text:style-name="T4">Ejercicio 3</text:span></text:span></text:h>
      <text:p text:style-name="P7">calculadora2</text:p>
      <text:p text:style-name="P2">Al principio hemos visto una calculadora, capaz de sumar, restar y dividir correctamente, pero que fallaba con la multiplicación. Veamos ahora el código de una calculadora capaz de operar correctamente también con la multiplicación.</text:p>
      <text:p text:style-name="Preformatted_20_Text">clear</text:p>
      <text:p text:style-name="Preformatted_20_Text">echo “########################”</text:p>
      <text:p text:style-name="Preformatted_20_Text">echo “# HOLA! SOY GNUCAL v2 <text:s/>#”</text:p>
      <text:p text:style-name="Preformatted_20_Text">echo “########################”</text:p>
      <text:p text:style-name="Preformatted_20_Text">echo</text:p>
      <text:p text:style-name="Preformatted_20_Text">echo Introduce el primer valor:</text:p>
      <text:p text:style-name="Preformatted_20_Text">read valor1</text:p>
      <text:p text:style-name="Preformatted_20_Text">echo "Introduce el operador, puedes elegir entre suma +, resta -, multiplicación * y división /."</text:p>
      <text:p text:style-name="Preformatted_20_Text">read operador</text:p>
      <text:p text:style-name="Preformatted_20_Text">echo Introduce segundo valor:</text:p>
      <text:p text:style-name="Preformatted_20_Text">read valor2</text:p>
      <text:p text:style-name="Preformatted_20_Text">resultado=’expr $valor1 "$operador" $valor2’</text:p>
      <text:p text:style-name="P4">echo Resultado=$resultado</text:p>
      <text:p text:style-name="P2">La estructura ha cambiado un poco. La idea es la misma, pero está mejor construida. La última línea muestra en pantalla la variable: <text:span text:style-name="Strong_20_Emphasis">resultado</text:span>. Esta, está asignada en el propio programa y se corresponde con: <text:span text:style-name="Strong_20_Emphasis">`expr $valor1 “$operador” $valor2`</text:span>.</text:p>
      <text:p text:style-name="P2">El problema de la multiplicación se resuelve fácilmente incluyendo la variable <text:span text:style-name="Strong_20_Emphasis">operador </text:span>entre comillas dobles. La estructura de este <text:span text:style-name="Strong_20_Emphasis">script </text:span>es interesante, ya que se puede aplicar a otro tipo de operaciones simplemente cambiando el valor de la variable <text:span text:style-name="Strong_20_Emphasis">resultado</text:span>.</text:p>
      <text:h text:style-name="Heading_20_3" text:outline-level="3"><text:soft-page-break/><text:span text:style-name="Strong_20_Emphasis"><text:span text:style-name="T4">Ejercicio 4</text:span></text:span></text:h>
      <text:p text:style-name="P2">Se llama: <text:span text:style-name="Strong_20_Emphasis">trivial.sh</text:span>, y es el típico juego de preguntas y respuestas. Solo tiene dos preguntas, pero es suficiente para ver cómo funciona. Está construido, sobre la estructura <text:span text:style-name="Strong_20_Emphasis">if fi</text:span>. El programa conoce la respuesta correcta y evalúa la respuesta del usuario. Si acierta una pregunta se lo dice y pasa con la siguiente pregunta. Si acierta todas las preguntas le da el título de “magister del universo”.</text:p>
      <text:p text:style-name="Preformatted_20_Text">#!/bin/bash</text:p>
      <text:p text:style-name="Preformatted_20_Text">clear</text:p>
      <text:p text:style-name="Preformatted_20_Text">echo "Bienvenidos a GnuTrivial."</text:p>
      <text:p text:style-name="Preformatted_20_Text">sleep 2</text:p>
      <text:p text:style-name="Preformatted_20_Text">echo "Soy el típico juego de preguntas y respuestas."</text:p>
      <text:p text:style-name="Preformatted_20_Text">sleep 2</text:p>
      <text:p text:style-name="Preformatted_20_Text">echo "Si aciertas todas las preguntas, te concederé el título de magister del universo."</text:p>
      <text:p text:style-name="Preformatted_20_Text">echo "¿Cómo se llamaba el último emperador Romano de occidente, Claudio, Teodosio o Rómulo."</text:p>
      <text:p text:style-name="Preformatted_20_Text">read respuesta1</text:p>
      <text:p text:style-name="Preformatted_20_Text">if test $respuesta1 = Rómulo</text:p>
      <text:p text:style-name="Preformatted_20_Text">then</text:p>
      <text:p text:style-name="Preformatted_20_Text">echo "Respuesta correcta."</text:p>
      <text:p text:style-name="Preformatted_20_Text">else</text:p>
      <text:p text:style-name="Preformatted_20_Text">echo "Lo siento, la respuesta correcta es: Rómulo."</text:p>
      <text:p text:style-name="Preformatted_20_Text">fi</text:p>
      <text:p text:style-name="Preformatted_20_Text">sleep 2</text:p>
      <text:p text:style-name="Preformatted_20_Text">echo "Pasemos a la siguiente pregunta. ¿Qué célebre filósofo Griego tuvo por discípulo a Alejandro Magno, Platón, Aristóteles o Zenón?"</text:p>
      <text:p text:style-name="Preformatted_20_Text">read respuesta2</text:p>
      <text:p text:style-name="Preformatted_20_Text">if test $respuesta2 = Aristóteles</text:p>
      <text:p text:style-name="Preformatted_20_Text">then</text:p>
      <text:p text:style-name="Preformatted_20_Text">echo "respuesta correcta."</text:p>
      <text:p text:style-name="Preformatted_20_Text">else</text:p>
      <text:p text:style-name="Preformatted_20_Text">echo "Lo siento, la respuesta correcta es: Aristóteles."</text:p>
      <text:p text:style-name="Preformatted_20_Text">fi</text:p>
      <text:p text:style-name="Preformatted_20_Text">if test $respuesta1 = Rómulo &amp;&amp; test $respuesta2 = Aristóteles</text:p>
      <text:p text:style-name="Preformatted_20_Text">then</text:p>
      <text:p text:style-name="Preformatted_20_Text">echo "Eres un pequeño magister del universo."</text:p>
      <text:p text:style-name="Preformatted_20_Text">else</text:p>
      <text:p text:style-name="Preformatted_20_Text">then</text:p>
      <text:p text:style-name="Preformatted_20_Text">echo "NO eres un pequeño magister del universo."</text:p>
      <text:p text:style-name="P4">fi</text:p>
      <text:p text:style-name="P2">Como puede apreciarse, la estructura <text:span text:style-name="Strong_20_Emphasis">if fi</text:span>, y la estructura <text:span text:style-name="Strong_20_Emphasis">case </text:span>hacen cosas bastante similares.</text:p>
      <text:p text:style-name="P2">Llevan a cabo una acción en función de un valor del usuario. En general, <text:span text:style-name="Strong_20_Emphasis">case </text:span>se considera una evolución de <text:span text:style-name="Strong_20_Emphasis">if fi</text:span>, ya que permite el mismo resultado, escribiendo menos código. Sin embargo, el uso de <text:span text:style-name="Strong_20_Emphasis">if fi </text:span>es perfectamente correcto. La evaluación de las condiciones se realiza mediante el comando <text:span text:style-name="Strong_20_Emphasis">test</text:span>. Este, comprueba si la variable es igual al valor que le hayamos indicado. Por supuesto, <text:span text:style-name="Strong_20_Emphasis">test </text:span>puede hacer muchas más cosas, como comparar si un número es mayor o menor que otro, etc. Al final del script, se evalúan dos variables a la vez. Es necesario escribirlas en dos líneas diferentes.</text:p>
      <text:h text:style-name="Heading_20_3" text:outline-level="3"><text:span text:style-name="Strong_20_Emphasis"><text:span text:style-name="T4">Ejercicio 5</text:span></text:span></text:h>
      <text:p text:style-name="P2">A continuación, vamos a hacer algo diferente. Se trata de una especie de minibase de datos para nuestra colección particular de películas. Se llama <text:span text:style-name="Strong_20_Emphasis">videobase.sh</text:span>. Lo primero que tenemos que hacer es un script que genere un fichero de texto que contenga nombres de directores, nombres de películas, año de producción y productora. Cada línea son los datos de una película.</text:p>
      <text:p text:style-name="P2"><text:soft-page-break/>Viene a ser lo que se llama un registro. Nuestro segundo script, es un cliente de este fichero de texto, con capacidad para realizar búsquedas según varios criterios. Veamos el código:</text:p>
      <text:p text:style-name="Preformatted_20_Text">#!/bin/sh</text:p>
      <text:p text:style-name="Preformatted_20_Text">clear</text:p>
      <text:p text:style-name="Preformatted_20_Text">echo "VIDEOBASE"</text:p>
      <text:p text:style-name="Preformatted_20_Text">echo "========="</text:p>
      <text:p text:style-name="Preformatted_20_Text">echo "ESCOGER CRITERIO DE BUSQUEDA"</text:p>
      <text:p text:style-name="Preformatted_20_Text">echo "1.- Búsqueda por título."</text:p>
      <text:p text:style-name="Preformatted_20_Text">echo "2.- Búsqueda por año."</text:p>
      <text:p text:style-name="Preformatted_20_Text">echo "3.- Búsqueda por director."</text:p>
      <text:p text:style-name="Preformatted_20_Text">echo "4.- Búsqueda por productora."</text:p>
      <text:p text:style-name="Preformatted_20_Text">echo "5.- Insertar película."</text:p>
      <text:p text:style-name="Preformatted_20_Text">echo "6.- Salir."</text:p>
      <text:p text:style-name="Preformatted_20_Text">read opcion</text:p>
      <text:p text:style-name="Preformatted_20_Text">case $opcion in</text:p>
      <text:p text:style-name="Preformatted_20_Text">1)</text:p>
      <text:p text:style-name="Preformatted_20_Text">echo "¿Cuál es el título de la película?"</text:p>
      <text:p text:style-name="Preformatted_20_Text">read titulo</text:p>
      <text:p text:style-name="Preformatted_20_Text">grep "$titulo" ./base_datos.txt</text:p>
      <text:p text:style-name="Preformatted_20_Text">sleep 3</text:p>
      <text:p text:style-name="Preformatted_20_Text">echo "PULSE INTRO PARA CONTINUAR"</text:p>
      <text:p text:style-name="Preformatted_20_Text">read intro</text:p>
      <text:p text:style-name="Preformatted_20_Text">sh videobase.sh</text:p>
      <text:p text:style-name="Preformatted_20_Text">;;</text:p>
      <text:p text:style-name="Preformatted_20_Text">2)</text:p>
      <text:p text:style-name="Preformatted_20_Text">echo "En que año se produjo la película?"</text:p>
      <text:p text:style-name="Preformatted_20_Text">read ano</text:p>
      <text:p text:style-name="Preformatted_20_Text">grep "$ano" /home/jesus/pelis/base_datos.txt</text:p>
      <text:p text:style-name="Preformatted_20_Text">sleep 3</text:p>
      <text:p text:style-name="Preformatted_20_Text">echo "PULSE INTRO PARA CONTINUAR"</text:p>
      <text:p text:style-name="Preformatted_20_Text">read intro</text:p>
      <text:p text:style-name="Preformatted_20_Text">sh videobase.sh</text:p>
      <text:p text:style-name="Preformatted_20_Text">;;</text:p>
      <text:p text:style-name="Preformatted_20_Text">3)</text:p>
      <text:p text:style-name="Preformatted_20_Text">echo "¿Cuál es el nombre del director?"</text:p>
      <text:p text:style-name="Preformatted_20_Text">read director</text:p>
      <text:p text:style-name="Preformatted_20_Text">grep "$director" /home/jesus/pelis/base_datos.txt</text:p>
      <text:p text:style-name="Preformatted_20_Text">sleep 3</text:p>
      <text:p text:style-name="Preformatted_20_Text">echo "PULSE INTRO PARA CONTINUAR"</text:p>
      <text:p text:style-name="Preformatted_20_Text">read intro</text:p>
      <text:p text:style-name="Preformatted_20_Text">sh videobase.sh</text:p>
      <text:p text:style-name="Preformatted_20_Text">;;</text:p>
      <text:p text:style-name="Preformatted_20_Text">4)</text:p>
      <text:p text:style-name="Preformatted_20_Text">echo "¿Cuál es el nombre de la productora?"</text:p>
      <text:p text:style-name="Preformatted_20_Text">read productora</text:p>
      <text:p text:style-name="Preformatted_20_Text">grep "$productora" /home/jesus/pelis/base_datos.txt</text:p>
      <text:p text:style-name="Preformatted_20_Text">sleep 3</text:p>
      <text:p text:style-name="Preformatted_20_Text">echo "PULSE INTRO PARA CONTINUAR"</text:p>
      <text:p text:style-name="Preformatted_20_Text">read intro</text:p>
      <text:p text:style-name="Preformatted_20_Text">sh videobase.sh</text:p>
      <text:p text:style-name="Preformatted_20_Text">;;</text:p>
      <text:p text:style-name="Preformatted_20_Text">5)</text:p>
      <text:p text:style-name="Preformatted_20_Text">sh pelis.sh</text:p>
      <text:p text:style-name="Preformatted_20_Text">;;</text:p>
      <text:p text:style-name="Preformatted_20_Text">6)</text:p>
      <text:p text:style-name="Preformatted_20_Text">;;</text:p>
      <text:p text:style-name="Preformatted_20_Text">*)</text:p>
      <text:p text:style-name="Preformatted_20_Text">echo "OPCIÓN NO VÁLIDA"</text:p>
      <text:p text:style-name="Preformatted_20_Text">sleep 2</text:p>
      <text:p text:style-name="Preformatted_20_Text">echo "PULSA UNA TECLA DEL 1 AL 6"</text:p>
      <text:p text:style-name="Preformatted_20_Text">sleep 3</text:p>
      <text:p text:style-name="Preformatted_20_Text">sh videobase.sh</text:p>
      <text:p text:style-name="Preformatted_20_Text"><text:soft-page-break/>;;</text:p>
      <text:p text:style-name="P4">esac</text:p>
      <text:p text:style-name="P2">La estructura es <text:span text:style-name="Strong_20_Emphasis">case</text:span>. Introduce un par de elementos nuevos. El primero de ellos, es que desde este script se llama a un script de nombre: <text:span text:style-name="Strong_20_Emphasis">videobase.sh</text:span>, es decir se llama a sí mismo. Esto es, para que cuando el usuario pulse la tecla “intro” se vuelva a repetir el programa. Produce la sensación de volver atrás.</text:p>
      <text:p text:style-name="P2">Por último, la opción <text:span text:style-name="Strong_20_Emphasis">salir </text:span>se logra escribiendo: <text:span text:style-name="Strong_20_Emphasis">5)</text:span>, sin añadir ningún tipo de orden. El sistema interpreta que el script ha terminado y nos devuelve a la línea de comandos.</text:p>
      <text:p text:style-name="P2">Las búsquedas se llevan a cabo sobre un fichero de texto simple llamado: <text:span text:style-name="Strong_20_Emphasis">base_datos.txt</text:span>, el comando para filtrar la información es: <text:span text:style-name="Strong_20_Emphasis">grep</text:span>. A los parámetros por los que busca el grep se les pone <text:span text:style-name="Strong_20_Emphasis">» » para que lo interprete como una única cadena.</text:span></text:p>
      <text:p text:style-name="Text_20_body">Veamos ahora el fichero de texto que contiene los datos, es decir, <text:span text:style-name="Strong_20_Emphasis">base_datos.txt</text:span>:</text:p>
      <table:table table:name="Tabla1" table:style-name="Tabla1">
        <table:table-column table:style-name="Tabla1.A"/>
        <table:table-row>
          <table:table-cell table:style-name="Tabla1.A1" office:value-type="string">
            <text:p text:style-name="P5"><text:span text:style-name="Strong_20_Emphasis">Kill Bill: Volumen 1 2003 Quentin Tarantino Miramax Films </text:span></text:p>
            <text:p text:style-name="P5"><text:span text:style-name="Strong_20_Emphasis">El Señor de los Anillos: la Comunidad del Anillo 2001 Peter Jackson Wingnut Films </text:span></text:p>
            <text:p text:style-name="P5"><text:span text:style-name="Strong_20_Emphasis">Ocean’s Eleven 2001 Steven Soderbergh Warner Bros</text:span></text:p>
            <text:p text:style-name="P5"><text:span text:style-name="Strong_20_Emphasis">Simone 2002 Al Pacino New Line Produccions </text:span></text:p>
            <text:p text:style-name="P5"><text:span text:style-name="Strong_20_Emphasis">Star Wars: El ascenso de Skywalker 2019 J.J. Abrams Lucasfilm</text:span></text:p>
          </table:table-cell>
        </table:table-row>
      </table:table>
      <text:p text:style-name="Text_20_body">Como se ha comentado antes, este fichero se crea y edita mediante otro script. Se llama “<text:span text:style-name="Strong_20_Emphasis">pelis.sh</text:span>”.</text:p>
      <text:p text:style-name="Text_20_body">Veamos su contenido:</text:p>
      <text:p text:style-name="Preformatted_20_Text">#!/bin/sh</text:p>
      <text:p text:style-name="Preformatted_20_Text">clear</text:p>
      <text:p text:style-name="Preformatted_20_Text">echo “VIDEOBASE”</text:p>
      <text:p text:style-name="Preformatted_20_Text">echo “ ========”</text:p>
      <text:p text:style-name="Preformatted_20_Text">echo “NUEVO REGISTRO EN CURSO”</text:p>
      <text:p text:style-name="Preformatted_20_Text">sleep 2</text:p>
      <text:p text:style-name="Preformatted_20_Text">echo “-PELICULA:”</text:p>
      <text:p text:style-name="Preformatted_20_Text">read pelicula</text:p>
      <text:p text:style-name="Preformatted_20_Text">sleep 1</text:p>
      <text:p text:style-name="Preformatted_20_Text">echo “-AÑO DE PRODUCCION:”</text:p>
      <text:p text:style-name="Preformatted_20_Text">read ano</text:p>
      <text:p text:style-name="Preformatted_20_Text">sleep 1</text:p>
      <text:p text:style-name="Preformatted_20_Text">echo “-DIRECTOR:”</text:p>
      <text:p text:style-name="Preformatted_20_Text">read director</text:p>
      <text:p text:style-name="Preformatted_20_Text">sleep 1</text:p>
      <text:p text:style-name="Preformatted_20_Text">echo “-PRODUCTORA:”</text:p>
      <text:p text:style-name="Preformatted_20_Text">read productora</text:p>
      <text:p text:style-name="P4">echo “$pelicula $ano $director $productora”&gt;&gt;/home/jesus/pelis/base_datos.txt</text:p>
      <text:p text:style-name="P2">La parte interesante es la última línea. Un <text:span text:style-name="Strong_20_Emphasis">echo </text:span>envía por la salida las cuatro variables en uso.</text:p>
      <text:p text:style-name="P2">Mediante:<text:span text:style-name="Strong_20_Emphasis"> &gt;&gt; </text:span>la salida no va a la pantalla (salida estándar) sino a un fichero llamado: <text:span text:style-name="Strong_20_Emphasis">base_datos.txt</text:span>.</text:p>
      <text:p text:style-name="P2">En caso de no existir, lo crea. Si existe añade los datos nuevos. Si utilizamos: <text:span text:style-name="Strong_20_Emphasis">&gt;</text:span> sustituiríamos la información antigua por la nueva.</text:p>
      <text:p text:style-name="P2"><text:soft-page-break/>De la misma manera, podríamos escribir <text:span text:style-name="Strong_20_Emphasis">scripts </text:span>para organizar una biblioteca, recibos bancarios o cualquier otra cosa. También se podría ampliar este programa con más opciones. Por ejemplo, una entrada para un código alfanumérico la dotaría de verdadera funcionalidad.</text:p>
      <text:p text:style-name="P2">Mediante este código podemos identificar los objetos que queramos clasificar y localizarlos físicamente.</text:p>
      <text:p text:style-name="P2"/>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8T20:45:51.591132204</meta:creation-date>
    <dc:date>2023-05-30T19:42:59.210574435</dc:date>
    <meta:editing-duration>PT1H19M30S</meta:editing-duration>
    <meta:editing-cycles>3</meta:editing-cycles>
    <meta:generator>LibreOffice/7.3.7.2$Linux_X86_64 LibreOffice_project/30$Build-2</meta:generator>
    <meta:document-statistic meta:table-count="1" meta:image-count="0" meta:object-count="0" meta:page-count="7" meta:paragraph-count="234" meta:word-count="1928" meta:character-count="11755" meta:non-whitespace-character-count="10045"/>
  </office:meta>
</office:document-meta>
</file>